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89">
      <style:drawing-page-properties draw:fill="bitmap" draw:fill-image-name="a10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1">
      <style:drawing-page-properties draw:fill="bitmap" draw:fill-image-name="a9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draw:fill="none" draw:stroke="solid" svg:stroke-width="0.02083in" svg:stroke-color="#000000" draw:marker-end="a1124" svg:stroke-opacity="100%" draw:stroke-linejoin="miter" svg:stroke-linecap="butt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98">
      <style:drawing-page-properties draw:fill="bitmap" draw:fill-image-name="a12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draw:fill="none" draw:stroke="solid" svg:stroke-width="0.02083in" svg:stroke-color="#000000" draw:marker-end="a1130" svg:stroke-opacity="100%" draw:stroke-linejoin="miter" svg:stroke-linecap="butt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37">
      <style:graphic-properties draw:fill="none" draw:stroke="solid" svg:stroke-width="0.02083in" svg:stroke-color="#000000" draw:marker-end="a1136" svg:stroke-opacity="100%" draw:stroke-linejoin="miter" svg:stroke-linecap="butt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8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draw:fill="none" draw:stroke="solid" svg:stroke-width="0.02083in" svg:stroke-color="#000000" draw:marker-end="a1154" svg:stroke-opacity="100%" draw:stroke-linejoin="miter" svg:stroke-linecap="butt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5in" fo:padding-bottom="0.05in" fo:padding-left="0.1in" fo:padding-right="0.1in" draw:textarea-vertical-align="middle" draw:textarea-horizontal-align="left" draw:fill="solid" draw:fill-color="#ffc000" draw:opacity="100%" draw:stroke="solid" svg:stroke-width="0.01389in" svg:stroke-color="#bf9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69">
      <style:graphic-properties draw:fill="none" draw:stroke="solid" svg:stroke-width="0.02083in" svg:stroke-color="#000000" draw:marker-end="a1168" svg:stroke-opacity="100%" draw:stroke-linejoin="miter" svg:stroke-linecap="butt"/>
    </style:style>
    <style:style style:family="paragraph" style:name="a1000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7">
      <style:drawing-page-properties draw:fill="bitmap" draw:fill-image-name="a10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bitmap" draw:fill-image-name="a11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4">
      <style:drawing-page-properties draw:fill="bitmap" draw:fill-image-name="a12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6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bitmap" draw:fill-image-name="a14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bitmap" draw:fill-image-name="a137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7">
      <style:drawing-page-properties draw:fill="bitmap" draw:fill-image-name="a9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1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4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7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3">
      <style:drawing-page-properties draw:fill="bitmap" draw:fill-image-name="a10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3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8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bitmap" draw:fill-image-name="a92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8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bitmap" draw:fill-image-name="a1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4">
      <style:drawing-page-properties draw:fill="bitmap" draw:fill-image-name="a10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bitmap" draw:fill-image-name="a12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6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4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25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2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0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7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0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8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2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4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2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3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2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8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1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7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5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7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4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3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4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4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0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2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9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136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The process abstraction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Operating System Abstractions</text:span><text:span text:style-name="a879" text:class-names=""/></text:p>
          </draw:text-box>
          <svg:title/>
          <svg:desc/>
        </draw:frame>
        <draw:frame draw:id="id87" presentation:style-name="a905" draw:name="Content Placeholder 4" svg:x="0.40551in" svg:y="1.4974in" svg:width="9.18898in" svg:height="3.15885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2" text:class-names="">Abstractions<text:s text:c="1"/></text:span><text:span text:style-name="a883" text:class-names="">simplify applications design<text:s text:c="1"/></text:span><text:span text:style-name="a884" text:class-names="">by:</text:span></text:p>
              </text:list-item>
            </text:list>
            <text:list text:style-name="a889">
              <text:list-item>
                <text:list text:style-name="a889">
                  <text:list-item>
                    <text:p text:style-name="a888" text:class-names="" text:cond-style-name=""><text:span text:style-name="a887" text:class-names="">Hiding undesirable properties;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90" text:class-names="">Adding new capabilities;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Organizing information.</text:span></text:p>
                  </text:list-item>
                </text:list>
              </text:list-item>
            </text:list>
            <text:list text:style-name="a904">
              <text:list-item>
                <text:p text:style-name="a903" text:class-names="" text:cond-style-name=""><text:span text:style-name="a896" text:class-names="">Abstractions provide an<text:s text:c="1"/></text:span><text:span text:style-name="a897" text:class-names="">interface</text:span><text:span text:style-name="a898" text:class-names=""><text:s text:c="1"/>to programmers that separates<text:s text:c="1"/></text:span><text:span text:style-name="a899" text:class-names="">policy</text:span><text:span text:style-name="a900" text:class-names=""><text:s text:c="1"/>– what the interface commits to accomplish – from the<text:s text:c="1"/></text:span><text:span text:style-name="a901" text:class-names="">mechanism</text:span><text:span text:style-name="a902" text:class-names=""><text:s text:c="1"/>– how the interface is implemented.</text:span></text:p>
              </text:list-item>
            </text:list>
          </draw:text-box>
          <svg:title/>
          <svg:desc/>
        </draw:frame>
      </draw:page>
      <draw:page draw:name="Slide109" draw:style-name="a907" draw:master-page-name="Master1-Layout2-obj-Title-and-Content" presentation:presentation-page-layout-name="Master1-PPL2" draw:id="Slide-364">
        <draw:frame draw:id="id88" presentation:style-name="a911" draw:name="Title 1" svg:x="0.40551in" svg:y="0.29948in" svg:width="9.18898in" svg:height="1.08724in" presentation:class="title" presentation:placeholder="false">
          <draw:text-box>
            <text:p text:style-name="a910" text:class-names="" text:cond-style-name=""><text:span text:style-name="a908" text:class-names="">Abstraction example: File</text:span><text:span text:style-name="a909" text:class-names=""/></text:p>
          </draw:text-box>
          <svg:title/>
          <svg:desc/>
        </draw:frame>
        <draw:frame draw:id="id89" presentation:style-name="a927" draw:name="Content Placeholder 2" svg:x="0.40551in" svg:y="1.4974in" svg:width="9.18898in" svg:height="3.15885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2" text:class-names="">What<text:s text:c="1"/></text:span><text:span text:style-name="a913" text:class-names="">undesirable properties<text:s text:c="1"/></text:span><text:span text:style-name="a914" text:class-names="">file systems hide?</text:span></text:p>
              </text:list-item>
            </text:list>
            <text:list text:style-name="a919">
              <text:list-item>
                <text:list text:style-name="a919">
                  <text:list-item>
                    <text:p text:style-name="a918" text:class-names="" text:cond-style-name=""><text:span text:style-name="a917" text:class-names="">Disk are slow!</text:span></text:p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p text:style-name="a921" text:class-names="" text:cond-style-name=""><text:span text:style-name="a920" text:class-names="">Chunk of storage are distributed all over the disk.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3" text:class-names="">Disk storage may fail.</text:span><text:span text:style-name="a92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0" draw:style-name="a929" draw:master-page-name="Master1-Layout2-obj-Title-and-Content" presentation:presentation-page-layout-name="Master1-PPL2" draw:id="Slide-365">
        <draw:frame draw:id="id90" presentation:style-name="a933" draw:name="Title 1" svg:x="0.40551in" svg:y="0.29948in" svg:width="9.18898in" svg:height="1.08724in" presentation:class="title" presentation:placeholder="false">
          <draw:text-box>
            <text:p text:style-name="a932" text:class-names="" text:cond-style-name=""><text:span text:style-name="a930" text:class-names="">Abstraction example: File</text:span><text:span text:style-name="a931" text:class-names=""/></text:p>
          </draw:text-box>
          <svg:title/>
          <svg:desc/>
        </draw:frame>
        <draw:frame draw:id="id91" presentation:style-name="a959" draw:name="Content Placeholder 2" svg:x="0.40551in" svg:y="1.4974in" svg:width="9.18898in" svg:height="3.15885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4" text:class-names="">What<text:s text:c="1"/></text:span><text:span text:style-name="a935" text:class-names="">undesirable properties<text:s text:c="1"/></text:span><text:span text:style-name="a936" text:class-names="">file systems hide?</text:span></text:p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Disk are slow!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Chunk of storage are distributed all over the disk.</text:span></text:p>
                  </text:list-item>
                </text:list>
              </text:list-item>
            </text:list>
            <text:list text:style-name="a947">
              <text:list-item>
                <text:list text:style-name="a947">
                  <text:list-item>
                    <text:p text:style-name="a946" text:class-names="" text:cond-style-name=""><text:span text:style-name="a945" text:class-names="">Disk storage may fail.</text:span></text:p>
                  </text:list-item>
                </text:list>
              </text:list-item>
            </text:list>
            <text:list text:style-name="a952">
              <text:list-item>
                <text:p text:style-name="a951" text:class-names="" text:cond-style-name=""><text:span text:style-name="a948" text:class-names="">What new<text:s text:c="1"/></text:span><text:span text:style-name="a949" text:class-names="">capabilities</text:span><text:span text:style-name="a950" text:class-names=""><text:s text:c="1"/>do files add?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Growth and shrinking.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Organization into directories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8" draw:style-name="a961" draw:master-page-name="Master1-Layout2-obj-Title-and-Content" presentation:presentation-page-layout-name="Master1-PPL2" draw:id="Slide-363">
        <draw:frame draw:id="id92" presentation:style-name="a965" draw:name="Title 1" svg:x="0.40551in" svg:y="0.29948in" svg:width="9.18898in" svg:height="1.08724in" presentation:class="title" presentation:placeholder="false">
          <draw:text-box>
            <text:p text:style-name="a964" text:class-names="" text:cond-style-name=""><text:span text:style-name="a962" text:class-names="">Abstraction example: File</text:span><text:span text:style-name="a963" text:class-names=""/></text:p>
          </draw:text-box>
          <svg:title/>
          <svg:desc/>
        </draw:frame>
        <draw:frame draw:id="id93" presentation:style-name="a1005" draw:name="Content Placeholder 2" svg:x="0.40551in" svg:y="1.4974in" svg:width="9.18898in" svg:height="3.15885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6" text:class-names="">What<text:s text:c="1"/></text:span><text:span text:style-name="a967" text:class-names="">undesirable properties<text:s text:c="1"/></text:span><text:span text:style-name="a968" text:class-names="">file systems hide?</text:span></text:p>
              </text:list-item>
            </text:list>
            <text:list text:style-name="a973">
              <text:list-item>
                <text:list text:style-name="a973">
                  <text:list-item>
                    <text:p text:style-name="a972" text:class-names="" text:cond-style-name=""><text:span text:style-name="a971" text:class-names="">Disk are slow!</text:span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4" text:class-names="">Chunk of storage are distributed all over the disk.</text:span></text:p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Disk storage may fail.</text:span></text:p>
                  </text:list-item>
                </text:list>
              </text:list-item>
            </text:list>
            <text:list text:style-name="a984">
              <text:list-item>
                <text:p text:style-name="a983" text:class-names="" text:cond-style-name=""><text:span text:style-name="a980" text:class-names="">What new<text:s text:c="1"/></text:span><text:span text:style-name="a981" text:class-names="">capabilities</text:span><text:span text:style-name="a982" text:class-names=""><text:s text:c="1"/>do files add?</text:span></text:p>
              </text:list-item>
            </text:list>
            <text:list text:style-name="a987">
              <text:list-item>
                <text:list text:style-name="a987">
                  <text:list-item>
                    <text:p text:style-name="a986" text:class-names="" text:cond-style-name=""><text:span text:style-name="a985" text:class-names="">Growth and shrinking.</text:span></text:p>
                  </text:list-item>
                </text:list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8" text:class-names="">Organization into directories.</text:span></text:p>
                  </text:list-item>
                </text:list>
              </text:list-item>
            </text:list>
            <text:list text:style-name="a995">
              <text:list-item>
                <text:p text:style-name="a994" text:class-names="" text:cond-style-name=""><text:span text:style-name="a991" text:class-names="">What<text:s text:c="1"/></text:span><text:span text:style-name="a992" text:class-names="">information</text:span><text:span text:style-name="a993" text:class-names=""><text:s text:c="1"/>files help to organize?</text:span></text:p>
              </text:list-item>
            </text:list>
            <text:list text:style-name="a998">
              <text:list-item>
                <text:list text:style-name="a998">
                  <text:list-item>
                    <text:p text:style-name="a997" text:class-names="" text:cond-style-name=""><text:span text:style-name="a996" text:class-names="">Ownership and permission.</text:span></text:p>
                  </text:list-item>
                </text:list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Access time, modification time, type etc.</text:span></text:p>
                  </text:list-item>
                </text:list>
              </text:list-item>
            </text:list>
            <text:list text:style-name="a1004">
              <text:list-item>
                <text:list text:style-name="a1004">
                  <text:list-item>
                    <text:p text:style-name="a1003" text:class-names="" text:cond-style-name=""><text:span text:style-name="a100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1" draw:style-name="a1007" draw:master-page-name="Master1-Layout2-obj-Title-and-Content" presentation:presentation-page-layout-name="Master1-PPL2" draw:id="Slide-366">
        <draw:frame draw:id="id94" presentation:style-name="a1011" draw:name="Title 1" svg:x="0.40551in" svg:y="0.29948in" svg:width="9.18898in" svg:height="1.08724in" presentation:class="title" presentation:placeholder="false">
          <draw:text-box>
            <text:p text:style-name="a1010" text:class-names="" text:cond-style-name=""><text:span text:style-name="a1008" text:class-names="">Abstractions to come in this unit</text:span><text:span text:style-name="a1009" text:class-names=""/></text:p>
          </draw:text-box>
          <svg:title/>
          <svg:desc/>
        </draw:frame>
        <draw:frame draw:id="id95" presentation:style-name="a1031" draw:name="Content Placeholder 2" svg:x="0.40551in" svg:y="1.4974in" svg:width="9.18898in" svg:height="3.15885in" presentation:class="outline" presentation:placeholder="false">
          <draw:text-box>
            <text:list text:style-name="a1014">
              <text:list-item>
                <text:p text:style-name="a1013" text:class-names="" text:cond-style-name=""><text:span text:style-name="a1012" text:class-names="">Threads</text:span></text:p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Abstract the CPU</text:span></text:p>
                  </text:list-item>
                </text:list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Address space</text:span></text:p>
              </text:list-item>
            </text:list>
            <text:list text:style-name="a1023">
              <text:list-item>
                <text:list text:style-name="a1023">
                  <text:list-item>
                    <text:p text:style-name="a1022" text:class-names="" text:cond-style-name=""><text:span text:style-name="a1021" text:class-names="">Abstract the memory</text:span></text:p>
                  </text:list-item>
                </text:list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>Files</text:span></text:p>
              </text:list-item>
            </text:list>
            <text:list text:style-name="a1030">
              <text:list-item>
                <text:list text:style-name="a1030">
                  <text:list-item>
                    <text:p text:style-name="a1029" text:class-names="" text:cond-style-name=""><text:span text:style-name="a1027" text:class-names="">Abstract the disk</text:span><text:span text:style-name="a102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2" draw:style-name="a1033" draw:master-page-name="Master1-Layout2-obj-Title-and-Content" presentation:presentation-page-layout-name="Master1-PPL2" draw:id="Slide-367">
        <draw:frame draw:id="id96" presentation:style-name="a1037" draw:name="Title 1" svg:x="0.40551in" svg:y="0.29948in" svg:width="9.18898in" svg:height="1.08724in" presentation:class="title" presentation:placeholder="false">
          <draw:text-box>
            <text:p text:style-name="a1036" text:class-names="" text:cond-style-name=""><text:span text:style-name="a1034" text:class-names="">Abstractions to come in this unit</text:span><text:span text:style-name="a1035" text:class-names=""/></text:p>
          </draw:text-box>
          <svg:title/>
          <svg:desc/>
        </draw:frame>
        <draw:frame draw:id="id97" presentation:style-name="a1062" draw:name="Content Placeholder 2" svg:x="0.40551in" svg:y="1.4974in" svg:width="9.18898in" svg:height="3.15885in" presentation:class="outline" presentation:placeholder="false">
          <draw:text-box>
            <text:list text:style-name="a1040">
              <text:list-item>
                <text:p text:style-name="a1039" text:class-names="" text:cond-style-name=""><text:span text:style-name="a1038" text:class-names="">Threads</text:span></text:p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Abstract the CPU</text:span></text:p>
                  </text:list-item>
                </text:list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Address space</text:span></text:p>
              </text:list-item>
            </text:list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Abstract the memory</text:span></text:p>
                  </text:list-item>
                </text:list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Files</text:span></text:p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Abstract the disk</text:span></text:p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p text:style-name="a1057" text:class-names="" text:cond-style-name=""><text:span text:style-name="a1056" text:class-names=""/></text:p>
                  </text:list-item>
                </text:list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Operating Systems are all about abstractions!</text:span></text:p>
              </text:list-item>
            </text:list>
          </draw:text-box>
          <svg:title/>
          <svg:desc/>
        </draw:frame>
      </draw:page>
      <draw:page draw:name="Slide113" draw:style-name="a1064" draw:master-page-name="Master1-Layout2-obj-Title-and-Content" presentation:presentation-page-layout-name="Master1-PPL2" draw:id="Slide-368">
        <draw:frame draw:id="id98" presentation:style-name="a1068" draw:name="Title 1" svg:x="0.40551in" svg:y="0.29948in" svg:width="9.18898in" svg:height="1.08724in" presentation:class="title" presentation:placeholder="false">
          <draw:text-box>
            <text:p text:style-name="a1067" text:class-names="" text:cond-style-name=""><text:span text:style-name="a1065" text:class-names="">The process abstraction</text:span><text:span text:style-name="a1066" text:class-names=""/></text:p>
          </draw:text-box>
          <svg:title/>
          <svg:desc/>
        </draw:frame>
        <draw:frame draw:id="id99" presentation:style-name="a1087" draw:name="Content Placeholder 2" svg:x="0.40551in" svg:y="1.4974in" svg:width="9.18898in" svg:height="3.15885in" presentation:class="outline" presentation:placeholder="false">
          <draw:text-box>
            <text:list text:style-name="a1071">
              <text:list-item>
                <text:p text:style-name="a1070" text:class-names="" text:cond-style-name=""><text:span text:style-name="a1069" text:class-names="">Processes are the most fundamental abstraction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What the computer “is doing”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Help organize other abstractions.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You know processes as “applications”.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114" draw:style-name="a1089" draw:master-page-name="Master1-Layout2-obj-Title-and-Content" presentation:presentation-page-layout-name="Master1-PPL2" draw:id="Slide-369">
        <draw:frame draw:id="id100" presentation:style-name="a1093" draw:name="Title 1" svg:x="0.40551in" svg:y="0.29948in" svg:width="9.18898in" svg:height="1.08724in" presentation:class="title" presentation:placeholder="false">
          <draw:text-box>
            <text:p text:style-name="a1092" text:class-names="" text:cond-style-name=""><text:span text:style-name="a1090" text:class-names="">The process abstraction</text:span><text:span text:style-name="a1091" text:class-names=""/></text:p>
          </draw:text-box>
          <svg:title/>
          <svg:desc/>
        </draw:frame>
        <draw:frame draw:id="id101" presentation:style-name="a1105" draw:name="Content Placeholder 2" svg:x="0.40551in" svg:y="1.4974in" svg:width="9.18898in" svg:height="3.15885in" presentation:class="outline" presentation:placeholder="false">
          <draw:text-box>
            <text:list text:style-name="a1098">
              <text:list-item>
                <text:p text:style-name="a1097" text:class-names="" text:cond-style-name=""><text:span text:style-name="a1094" text:class-names="">Processes are<text:s text:c="1"/></text:span><text:span text:style-name="a1095" text:class-names="">not tied to a hardware component</text:span><text:span text:style-name="a1096" text:class-names="">.<text:s text:c="1"/></text:span></text:p>
              </text:list-item>
            </text:list>
            <text:list text:style-name="a1101">
              <text:list-item>
                <text:p text:style-name="a1100" text:class-names="" text:cond-style-name=""><text:span text:style-name="a1099" text:class-names="">They contain and organize other abstractions.</text:span></text:p>
              </text:list-item>
            </text:list>
            <text:list text:style-name="a1104">
              <text:list-item>
                <text:p text:style-name="a1103" text:class-names="" text:cond-style-name=""><text:span text:style-name="a1102" text:class-names=""/></text:p>
              </text:list-item>
            </text:list>
          </draw:text-box>
          <svg:title/>
          <svg:desc/>
        </draw:frame>
        <draw:custom-shape svg:x="0.75in" svg:y="2.64844in" svg:width="7.71094in" svg:height="2.00781in" draw:id="id102" draw:style-name="a1108" draw:name="Rectangle 3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8125in" svg:y="3.19531in" svg:width="5.35156in" svg:height="0.71094in" draw:id="id103" draw:style-name="a1111" draw:name="Rectangle 4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6406in" svg:y="3.19531in" svg:width="0.4375in" svg:height="0.71094in" draw:id="id104" draw:style-name="a1114" draw:name="Rectangle 5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0469in" svg:y="3.19531in" svg:width="1.35156in" svg:height="0.71094in" draw:id="id105" draw:style-name="a1117" draw:name="Rectangle 6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53906in" svg:y="3.19531in" svg:width="0.32031in" svg:height="0.71094in" draw:id="id106" draw:style-name="a1120" draw:name="Rectangle 7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1235in" svg:y="3.19531in" svg:width="0.32031in" svg:height="0.71094in" draw:id="id107" draw:style-name="a1123" draw:name="Rectangle 8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40625in" svg:y1="3.01445in" svg:x2="2.27344in" svg:y2="3.01445in" draw:id="id108" draw:style-name="a1125" draw:name="Straight Arrow Connector 13">
          <svg:title/>
          <svg:desc/>
        </draw:connector>
        <draw:frame draw:id="id109" draw:style-name="a1129" draw:name="TextBox 14" svg:x="1.28125in" svg:y="2.61055in" svg:width="0.92267in" svg:height="0.40391in">
          <draw:text-box>
            <text:p text:style-name="a1128" text:class-names="" text:cond-style-name=""><text:span text:style-name="a1126" text:class-names="">Thread</text:span><text:span text:style-name="a1127" text:class-names=""/></text:p>
          </draw:text-box>
          <svg:title/>
          <svg:desc/>
        </draw:frame>
        <draw:connector draw:type="line" svg:x1="2.39844in" svg:y1="3.01445in" svg:x2="3.26563in" svg:y2="3.01445in" draw:id="id110" draw:style-name="a1131" draw:name="Straight Arrow Connector 16">
          <svg:title/>
          <svg:desc/>
        </draw:connector>
        <draw:frame draw:id="id111" draw:style-name="a1135" draw:name="TextBox 17" svg:x="2.27344in" svg:y="2.61055in" svg:width="0.92267in" svg:height="0.40391in">
          <draw:text-box>
            <text:p text:style-name="a1134" text:class-names="" text:cond-style-name=""><text:span text:style-name="a1132" text:class-names="">Thread</text:span><text:span text:style-name="a1133" text:class-names=""/></text:p>
          </draw:text-box>
          <svg:title/>
          <svg:desc/>
        </draw:frame>
        <draw:connector draw:type="line" svg:x1="3.39063in" svg:y1="3.0168in" svg:x2="4.25781in" svg:y2="3.0168in" draw:id="id112" draw:style-name="a1137" draw:name="Straight Arrow Connector 18">
          <svg:title/>
          <svg:desc/>
        </draw:connector>
        <draw:frame draw:id="id113" draw:style-name="a1141" draw:name="TextBox 19" svg:x="3.26563in" svg:y="2.61289in" svg:width="0.92267in" svg:height="0.40391in">
          <draw:text-box>
            <text:p text:style-name="a1140" text:class-names="" text:cond-style-name=""><text:span text:style-name="a1138" text:class-names="">Thread</text:span><text:span text:style-name="a1139" text:class-names=""/></text:p>
          </draw:text-box>
          <svg:title/>
          <svg:desc/>
        </draw:frame>
        <draw:frame draw:id="id114" draw:style-name="a1145" draw:name="TextBox 20" svg:x="1.26945in" svg:y="3.19297in" svg:width="1.66422in" svg:height="0.40391in">
          <draw:text-box>
            <text:p text:style-name="a1144" text:class-names="" text:cond-style-name=""><text:span text:style-name="a1142" text:class-names="">Address space</text:span><text:span text:style-name="a1143" text:class-names=""/></text:p>
          </draw:text-box>
          <svg:title/>
          <svg:desc/>
        </draw:frame>
        <draw:custom-shape svg:x="1.66406in" svg:y="3.96523in" svg:width="1.71875in" svg:height="0.59375in" draw:id="id115" draw:style-name="a1153" draw:name="Rectangle 21">
          <svg:title/>
          <svg:desc/>
          <text:p text:style-name="a1147" text:class-names="" text:cond-style-name=""><text:span text:style-name="a1146" text:class-names="">File handle</text:span></text:p>
          <text:p text:style-name="a1149" text:class-names="" text:cond-style-name=""><text:span text:style-name="a1148" text:class-names="">Mode = RW</text:span></text:p>
          <text:p text:style-name="a1152" text:class-names="" text:cond-style-name=""><text:span text:style-name="a1150" text:class-names="">Offset</text:span><text:span text:style-name="a11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2.44922in" svg:y1="4.55898in" svg:x2="2.8125in" svg:y2="4.89492in" draw:id="id116" draw:style-name="a1155" draw:name="Connector: Elbow 22">
          <svg:title/>
          <svg:desc/>
        </draw:connector>
        <draw:custom-shape svg:x="2.8125in" svg:y="4.72695in" svg:width="1.39062in" svg:height="0.59375in" draw:id="id117" draw:style-name="a1159" draw:name="Rectangle: Single Corner Snipped 23">
          <svg:title/>
          <svg:desc/>
          <text:p text:style-name="a1158" text:class-names="" text:cond-style-name=""><text:span text:style-name="a1156" text:class-names="">/tmp/note.txt</text:span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  <draw:custom-shape svg:x="3.91834in" svg:y="3.96523in" svg:width="1.71875in" svg:height="0.59375in" draw:id="id118" draw:style-name="a1167" draw:name="Rectangle 24">
          <svg:title/>
          <svg:desc/>
          <text:p text:style-name="a1161" text:class-names="" text:cond-style-name=""><text:span text:style-name="a1160" text:class-names="">File handle</text:span></text:p>
          <text:p text:style-name="a1163" text:class-names="" text:cond-style-name=""><text:span text:style-name="a1162" text:class-names="">Mode = R</text:span></text:p>
          <text:p text:style-name="a1166" text:class-names="" text:cond-style-name=""><text:span text:style-name="a1164" text:class-names="">Offset</text:span><text:span text:style-name="a11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4.7035in" svg:y1="4.55898in" svg:x2="5.06678in" svg:y2="4.89492in" draw:id="id119" draw:style-name="a1169" draw:name="Connector: Elbow 25">
          <svg:title/>
          <svg:desc/>
        </draw:connector>
        <draw:custom-shape svg:x="5.06678in" svg:y="4.72695in" svg:width="1.39062in" svg:height="0.59375in" draw:id="id120" draw:style-name="a1173" draw:name="Rectangle: Single Corner Snipped 26">
          <svg:title/>
          <svg:desc/>
          <text:p text:style-name="a1172" text:class-names="" text:cond-style-name=""><text:span text:style-name="a1170" text:class-names="">/home/bob/conf.ini</text:span><text:span text:style-name="a117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8 ?f7 ?f11 ?f17 ?f11 ?f12 ?f7 ?f12 Z N" draw:text-areas="?f7 ?f19 ?f21 ?f1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6667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min(?f14, ?f13)"/>
            <draw:equation draw:name="f16" draw:formula="?f15 * ?f8"/>
            <draw:equation draw:name="f17" draw:formula="?f16 / 100000"/>
            <draw:equation draw:name="f18" draw:formula="?f11 - ?f17"/>
            <draw:equation draw:name="f19" draw:formula="?f17 / 2"/>
            <draw:equation draw:name="f20" draw:formula="?f18 + ?f11"/>
            <draw:equation draw:name="f21" draw:formula="?f20 / 2"/>
          </draw:enhanced-geometry>
        </draw:custom-shape>
      </draw:page>
      <draw:page draw:name="Slide118" draw:style-name="a1175" draw:master-page-name="Master1-Layout2-obj-Title-and-Content" presentation:presentation-page-layout-name="Master1-PPL2" draw:id="Slide-373">
        <draw:frame draw:id="id121" presentation:style-name="a1180" draw:name="Title 3" svg:x="0.40551in" svg:y="0.29948in" svg:width="9.18898in" svg:height="1.08724in" presentation:class="title" presentation:placeholder="false">
          <draw:text-box>
            <text:p text:style-name="a1179" text:class-names="" text:cond-style-name=""><text:span text:style-name="a1176" text:class-names="">Processes<text:s text:c="1"/></text:span><text:span text:style-name="a1177" text:class-names="">vs Threads</text:span><text:span text:style-name="a1178" text:class-names=""/></text:p>
          </draw:text-box>
          <svg:title/>
          <svg:desc/>
        </draw:frame>
        <draw:frame draw:id="id122" presentation:style-name="a1212" draw:name="Content Placeholder 4" svg:x="0.40551in" svg:y="1.4974in" svg:width="9.18898in" svg:height="3.15885in" presentation:class="outline" presentation:placeholder="false">
          <draw:text-box>
            <text:list text:style-name="a1183">
              <text:list-item>
                <text:p text:style-name="a1182" text:class-names="" text:cond-style-name=""><text:span text:style-name="a1181" text:class-names="">Potentially confusing due to terminology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4" text:class-names="">both described as<text:s text:c="1"/></text:span><text:span text:style-name="a1185" text:class-names="">running</text:span></text:p>
                  </text:list-item>
                </text:list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>Some terminology useful to remember the distinction</text:span></text:p>
              </text:list-item>
            </text:list>
            <text:list text:style-name="a1193">
              <text:list-item>
                <text:list text:style-name="a1193">
                  <text:list-item>
                    <text:p text:style-name="a1192" text:class-names="" text:cond-style-name=""><text:span text:style-name="a1191" text:class-names="">Processes require multiple resources: CPU, memory, files</text:span></text:p>
                  </text:list-item>
                </text:list>
              </text:list-item>
            </text:list>
            <text:list text:style-name="a1196">
              <text:list-item>
                <text:list text:style-name="a1196">
                  <text:list-item>
                    <text:p text:style-name="a1195" text:class-names="" text:cond-style-name=""><text:span text:style-name="a1194" text:class-names="">Threads abstract the CPU</text:span></text:p>
                  </text:list-item>
                </text:list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>A process contains threads, threads belong to a process</text:span></text:p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Except kernel threads who do not belong to a user space process</text:span></text:p>
                  </text:list-item>
                </text:list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A process is running when one or more of its threads are running</text:span></text:p>
              </text:list-item>
            </text:list>
            <text:list text:style-name="a1211">
              <text:list-item>
                <text:p text:style-name="a1210" text:class-names="" text:cond-style-name=""><text:span text:style-name="a1206" text:class-names="">Terminology may vary between<text:s text:c="1"/></text:span><text:span text:style-name="a1207" text:class-names="">OSes</text:span><text:span text:style-name="a1208" text:class-names=""><text:s text:c="1"/>but concepts are the same</text:span><text:span text:style-name="a1209" text:class-names=""/></text:p>
              </text:list-item>
            </text:list>
          </draw:text-box>
          <svg:title/>
          <svg:desc/>
        </draw:frame>
      </draw:page>
      <draw:page draw:name="Slide107" draw:style-name="a1214" draw:master-page-name="Master1-Layout2-obj-Title-and-Content" presentation:presentation-page-layout-name="Master1-PPL2" draw:id="Slide-362">
        <draw:frame draw:id="id123" presentation:style-name="a1218" draw:name="Title 1" svg:x="0.40551in" svg:y="0.29948in" svg:width="9.18898in" svg:height="1.08724in" presentation:class="title" presentation:placeholder="false">
          <draw:text-box>
            <text:p text:style-name="a1217" text:class-names="" text:cond-style-name=""><text:span text:style-name="a1215" text:class-names="">Process Example: Firefox</text:span><text:span text:style-name="a1216" text:class-names=""/></text:p>
          </draw:text-box>
          <svg:title/>
          <svg:desc/>
        </draw:frame>
        <draw:frame draw:id="id124" presentation:style-name="a1258" draw:name="Content Placeholder 2" svg:x="0.40551in" svg:y="1.4974in" svg:width="9.18898in" svg:height="3.15885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Firefox has multiple threads. What do they do?</text:span></text:p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Waiting and processing interface events (e.g., mouse click)</text:span></text:p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>Redrawing the screen as necessary (responding to user inputs)</text:span></text:p>
                  </text:list-item>
                </text:list>
              </text:list-item>
            </text:list>
            <text:list text:style-name="a1230">
              <text:list-item>
                <text:list text:style-name="a1230">
                  <text:list-item>
                    <text:p text:style-name="a1229" text:class-names="" text:cond-style-name=""><text:span text:style-name="a1228" text:class-names="">Loading web pages (generally multiple elements in parallel)</text:span></text:p>
                  </text:list-item>
                </text:list>
              </text:list-item>
            </text:list>
            <text:list text:style-name="a1233">
              <text:list-item>
                <text:p text:style-name="a1232" text:class-names="" text:cond-style-name=""><text:span text:style-name="a1231" text:class-names="">Firefox is using memory. For what?</text:span></text:p>
              </text:list-item>
            </text:list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The executable code itself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p text:style-name="a1238" text:class-names="" text:cond-style-name=""><text:span text:style-name="a1237" text:class-names="">Shared library: web page parsing, TLS/SSL etc.</text:span></text:p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p text:style-name="a1241" text:class-names="" text:cond-style-name=""><text:span text:style-name="a1240" text:class-names="">Stacks storing local variables for running threads</text:span></text:p>
                  </text:list-item>
                </text:list>
              </text:list-item>
            </text:list>
            <text:list text:style-name="a1245">
              <text:list-item>
                <text:list text:style-name="a1245">
                  <text:list-item>
                    <text:p text:style-name="a1244" text:class-names="" text:cond-style-name=""><text:span text:style-name="a1243" text:class-names="">A heap storing dynamically allocated memory</text:span></text:p>
                  </text:list-item>
                </text:list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Firefox has files open.Why?</text:span></text:p>
              </text:list-item>
            </text:list>
            <text:list text:style-name="a1251">
              <text:list-item>
                <text:list text:style-name="a1251">
                  <text:list-item>
                    <text:p text:style-name="a1250" text:class-names="" text:cond-style-name=""><text:span text:style-name="a1249" text:class-names="">Fonts</text:span></text:p>
                  </text:list-item>
                </text:list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Configuration files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5" draw:style-name="a1260" draw:master-page-name="Master1-Layout2-obj-Title-and-Content" presentation:presentation-page-layout-name="Master1-PPL2" draw:id="Slide-370">
        <draw:frame draw:id="id125" presentation:style-name="a1264" draw:name="Title 1" svg:x="0.40551in" svg:y="0.29948in" svg:width="9.18898in" svg:height="1.08724in" presentation:class="title" presentation:placeholder="false">
          <draw:text-box>
            <text:p text:style-name="a1263" text:class-names="" text:cond-style-name=""><text:span text:style-name="a1261" text:class-names="">Process as a protection boundary</text:span><text:span text:style-name="a1262" text:class-names=""/></text:p>
          </draw:text-box>
          <svg:title/>
          <svg:desc/>
        </draw:frame>
        <draw:frame draw:id="id126" presentation:style-name="a1296" draw:name="Content Placeholder 2" svg:x="0.40551in" svg:y="1.4974in" svg:width="9.18898in" svg:height="3.15885in" presentation:class="outline" presentation:placeholder="false">
          <draw:text-box>
            <text:list text:style-name="a1269">
              <text:list-item>
                <text:p text:style-name="a1268" text:class-names="" text:cond-style-name=""><text:span text:style-name="a1265" text:class-names="">OS is responsible for<text:s text:c="1"/></text:span><text:span text:style-name="a1266" text:class-names="">isolating processes from each others</text:span><text:span text:style-name="a1267" text:class-names="">.</text:span></text:p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70" text:class-names="">What happened in a process<text:s text:c="1"/></text:span><text:span text:style-name="a1271" text:class-names="">should not affect other processes</text:span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74" text:class-names="">… or<text:s text:c="1"/></text:span><text:span text:style-name="a1275" text:class-names="">crash the machine</text:span><text:span text:style-name="a1276" text:class-names="">.</text:span></text:p>
                  </text:list-item>
                </text:list>
              </text:list-item>
            </text:list>
            <text:list text:style-name="a1283">
              <text:list-item>
                <text:p text:style-name="a1282" text:class-names="" text:cond-style-name=""><text:span text:style-name="a1279" text:class-names="">Intra-process</text:span><text:span text:style-name="a1280" text:class-names=""><text:s text:c="1"/>communication (between threads) is<text:s text:c="1"/></text:span><text:span text:style-name="a1281" text:class-names="">application responsibility</text:span></text:p>
              </text:list-item>
            </text:list>
            <text:list text:style-name="a1287">
              <text:list-item>
                <text:list text:style-name="a1287">
                  <text:list-item>
                    <text:p text:style-name="a1286" text:class-names="" text:cond-style-name=""><text:span text:style-name="a1284" text:class-names="">Shared address space</text:span><text:span text:style-name="a1285" text:class-names="">.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p text:style-name="a1290" text:class-names="" text:cond-style-name=""><text:span text:style-name="a1288" text:class-names="">Shared file descriptors</text:span><text:span text:style-name="a1289" text:class-names="">.</text:span></text:p>
                  </text:list-item>
                </text:list>
              </text:list-item>
            </text:list>
            <text:list text:style-name="a1295">
              <text:list-item>
                <text:list text:style-name="a1295">
                  <text:list-item>
                    <text:p text:style-name="a1294" text:class-names="" text:cond-style-name=""><text:span text:style-name="a1292" text:class-names="">Use synchronization primitives to ensure consistency.</text:span><text:span text:style-name="a129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6" draw:style-name="a1298" draw:master-page-name="Master1-Layout2-obj-Title-and-Content" presentation:presentation-page-layout-name="Master1-PPL2" draw:id="Slide-371">
        <draw:frame draw:id="id127" presentation:style-name="a1302" draw:name="Title 1" svg:x="0.40551in" svg:y="0.29948in" svg:width="9.18898in" svg:height="1.08724in" presentation:class="title" presentation:placeholder="false">
          <draw:text-box>
            <text:p text:style-name="a1301" text:class-names="" text:cond-style-name=""><text:span text:style-name="a1299" text:class-names="">Process as a protection boundary</text:span><text:span text:style-name="a1300" text:class-names=""/></text:p>
          </draw:text-box>
          <svg:title/>
          <svg:desc/>
        </draw:frame>
        <draw:frame draw:id="id128" presentation:style-name="a1337" draw:name="Content Placeholder 2" svg:x="0.40551in" svg:y="1.4974in" svg:width="9.18898in" svg:height="3.15885in" presentation:class="outline" presentation:placeholder="false">
          <draw:text-box>
            <text:list text:style-name="a1307">
              <text:list-item>
                <text:p text:style-name="a1306" text:class-names="" text:cond-style-name=""><text:span text:style-name="a1303" text:class-names="">OS is responsible for<text:s text:c="1"/></text:span><text:span text:style-name="a1304" text:class-names="">isolating processes from each others</text:span><text:span text:style-name="a1305" text:class-names="">.</text:span></text:p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8" text:class-names="">What happened in a process<text:s text:c="1"/></text:span><text:span text:style-name="a1309" text:class-names="">should not affect other processes</text:span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2" text:class-names="">… or<text:s text:c="1"/></text:span><text:span text:style-name="a1313" text:class-names="">crash the machine</text:span><text:span text:style-name="a1314" text:class-names="">.</text:span></text:p>
                  </text:list-item>
                </text:list>
              </text:list-item>
            </text:list>
            <text:list text:style-name="a1321">
              <text:list-item>
                <text:p text:style-name="a1320" text:class-names="" text:cond-style-name=""><text:span text:style-name="a1317" text:class-names="">Intra-process</text:span><text:span text:style-name="a1318" text:class-names=""><text:s text:c="1"/>communication (between threads) is<text:s text:c="1"/></text:span><text:span text:style-name="a1319" text:class-names="">application responsibility</text:span></text:p>
              </text:list-item>
            </text:list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2" text:class-names="">Shared address space</text:span><text:span text:style-name="a1323" text:class-names="">.</text:span></text:p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6" text:class-names="">Shared file descriptors</text:span><text:span text:style-name="a1327" text:class-names="">.</text:span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30" text:class-names="">Use synchronization primitives to ensure consistency.</text:span></text:p>
                  </text:list-item>
                </text:list>
              </text:list-item>
            </text:list>
            <text:list text:style-name="a1336">
              <text:list-item>
                <text:p text:style-name="a1335" text:class-names="" text:cond-style-name=""><text:span text:style-name="a1333" text:class-names="">See Computer Systems A</text:span><text:span text:style-name="a1334" text:class-names=""/></text:p>
              </text:list-item>
            </text:list>
          </draw:text-box>
          <svg:title/>
          <svg:desc/>
        </draw:frame>
      </draw:page>
      <draw:page draw:name="Slide117" draw:style-name="a1339" draw:master-page-name="Master1-Layout2-obj-Title-and-Content" presentation:presentation-page-layout-name="Master1-PPL2" draw:id="Slide-372">
        <draw:frame draw:id="id129" presentation:style-name="a1343" draw:name="Title 1" svg:x="0.40551in" svg:y="0.29948in" svg:width="9.18898in" svg:height="1.08724in" presentation:class="title" presentation:placeholder="false">
          <draw:text-box>
            <text:p text:style-name="a1342" text:class-names="" text:cond-style-name=""><text:span text:style-name="a1340" text:class-names="">Inter-process communication</text:span><text:span text:style-name="a1341" text:class-names=""/></text:p>
          </draw:text-box>
          <svg:title/>
          <svg:desc/>
        </draw:frame>
        <draw:frame draw:id="id130" presentation:style-name="a1378" draw:name="Content Placeholder 2" svg:x="0.40551in" svg:y="1.4974in" svg:width="9.18898in" svg:height="3.15885in" presentation:class="outline" presentation:placeholder="false">
          <draw:text-box>
            <text:list text:style-name="a1346">
              <text:list-item>
                <text:p text:style-name="a1345" text:class-names="" text:cond-style-name=""><text:span text:style-name="a1344" text:class-names="">Allow processes to interact with each others</text:span></text:p>
              </text:list-item>
            </text:list>
            <text:list text:style-name="a1349">
              <text:list-item>
                <text:p text:style-name="a1348" text:class-names="" text:cond-style-name=""><text:span text:style-name="a1347" text:class-names="">A variety exists:</text:span></text:p>
              </text:list-item>
            </text:list>
            <text:list text:style-name="a1352">
              <text:list-item>
                <text:list text:style-name="a1352">
                  <text:list-item>
                    <text:p text:style-name="a1351" text:class-names="" text:cond-style-name=""><text:span text:style-name="a1350" text:class-names="">Shared files</text:span></text:p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text:span text:style-name="a1353" text:class-names="">Sockets</text:span></text:p>
                  </text:list-item>
                </text:list>
              </text:list-item>
            </text:list>
            <text:list text:style-name="a1358">
              <text:list-item>
                <text:list text:style-name="a1358">
                  <text:list-item>
                    <text:p text:style-name="a1357" text:class-names="" text:cond-style-name=""><text:span text:style-name="a1356" text:class-names="">Signal</text:span></text:p>
                  </text:list-item>
                </text:list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Pipes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Shared memory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etc.</text:span></text:p>
                  </text:list-item>
                </text:list>
              </text:list-item>
            </text:list>
            <text:list text:style-name="a1371">
              <text:list-item>
                <text:p text:style-name="a1370" text:class-names="" text:cond-style-name=""><text:span text:style-name="a1368" text:class-names="">Well defined<text:s text:c="1"/></text:span><text:span text:style-name="a1369" text:class-names="">semantics enforced by the OS</text:span></text:p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>Limit how process can interfere with each other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5" text:class-names="">e.g., you cannot SIGKILL any other process on the machine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9" draw:style-name="a1380" draw:master-page-name="Master1-Layout2-obj-Title-and-Content" presentation:presentation-page-layout-name="Master1-PPL2" draw:id="Slide-374">
        <draw:frame draw:id="id131" presentation:style-name="a1384" draw:name="Title 1" svg:x="0.40551in" svg:y="0.29948in" svg:width="9.18898in" svg:height="1.08724in" presentation:class="title" presentation:placeholder="false">
          <draw:text-box>
            <text:p text:style-name="a1383" text:class-names="" text:cond-style-name=""><text:span text:style-name="a1381" text:class-names="">Process lifecycle</text:span><text:span text:style-name="a1382" text:class-names=""/></text:p>
          </draw:text-box>
          <svg:title/>
          <svg:desc/>
        </draw:frame>
        <draw:frame draw:id="id132" presentation:style-name="a1410" draw:name="Content Placeholder 2" svg:x="0.40551in" svg:y="1.4974in" svg:width="9.18898in" svg:height="3.15885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5" text:class-names="">fork()</text:span></text:p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>Create a new process</text:span></text:p>
                  </text:list-item>
                </text:list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exec()</text:span></text:p>
              </text:list-item>
            </text:list>
            <text:list text:style-name="a1396">
              <text:list-item>
                <text:list text:style-name="a1396">
                  <text:list-item>
                    <text:p text:style-name="a1395" text:class-names="" text:cond-style-name=""><text:span text:style-name="a1394" text:class-names="">Replace the current process code by an executable</text:span></text:p>
                  </text:list-item>
                </text:list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exit()</text:span></text:p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>Terminate the process</text:span></text:p>
                  </text:list-item>
                </text:list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waitpid()</text:span></text:p>
              </text:list-item>
            </text:list>
            <text:list text:style-name="a1409">
              <text:list-item>
                <text:list text:style-name="a1409">
                  <text:list-item>
                    <text:p text:style-name="a1408" text:class-names="" text:cond-style-name=""><text:span text:style-name="a1406" text:class-names="">Wait for another process to terminate</text:span><text:span text:style-name="a140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0" draw:style-name="a1412" draw:master-page-name="Master1-Layout2-obj-Title-and-Content" presentation:presentation-page-layout-name="Master1-PPL2" draw:id="Slide-375">
        <draw:frame draw:id="id133" presentation:style-name="a1416" draw:name="Title 1" svg:x="0.40551in" svg:y="0.29948in" svg:width="9.18898in" svg:height="1.08724in" presentation:class="title" presentation:placeholder="false">
          <draw:text-box>
            <text:p text:style-name="a1415" text:class-names="" text:cond-style-name=""><text:span text:style-name="a1413" text:class-names="">Process lifecycle</text:span><text:span text:style-name="a1414" text:class-names=""/></text:p>
          </draw:text-box>
          <svg:title/>
          <svg:desc/>
        </draw:frame>
        <draw:frame draw:id="id134" presentation:style-name="a1448" draw:name="Content Placeholder 2" svg:x="0.40551in" svg:y="1.4974in" svg:width="9.18898in" svg:height="3.15885in" presentation:class="outline" presentation:placeholder="false">
          <draw:text-box>
            <text:list text:style-name="a1419">
              <text:list-item>
                <text:p text:style-name="a1418" text:class-names="" text:cond-style-name=""><text:span text:style-name="a1417" text:class-names="">fork()</text:span></text:p>
              </text:list-item>
            </text:list>
            <text:list text:style-name="a1422">
              <text:list-item>
                <text:list text:style-name="a1422">
                  <text:list-item>
                    <text:p text:style-name="a1421" text:class-names="" text:cond-style-name=""><text:span text:style-name="a1420" text:class-names="">Create a new process</text:span></text:p>
                  </text:list-item>
                </text:list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>exec()</text:span></text:p>
              </text:list-item>
            </text:list>
            <text:list text:style-name="a1428">
              <text:list-item>
                <text:list text:style-name="a1428">
                  <text:list-item>
                    <text:p text:style-name="a1427" text:class-names="" text:cond-style-name=""><text:span text:style-name="a1426" text:class-names="">Replace the current process code by an executable</text:span></text:p>
                  </text:list-item>
                </text:list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exit()</text:span></text:p>
              </text:list-item>
            </text:list>
            <text:list text:style-name="a1434">
              <text:list-item>
                <text:list text:style-name="a1434">
                  <text:list-item>
                    <text:p text:style-name="a1433" text:class-names="" text:cond-style-name=""><text:span text:style-name="a1432" text:class-names="">Terminate the process</text:span></text:p>
                  </text:list-item>
                </text:list>
              </text:list-item>
            </text:list>
            <text:list text:style-name="a1438">
              <text:list-item>
                <text:p text:style-name="a1437" text:class-names="" text:cond-style-name=""><text:span text:style-name="a1435" text:class-names="">waitpid</text:span><text:span text:style-name="a1436" text:class-names="">()</text:span></text:p>
              </text:list-item>
            </text:list>
            <text:list text:style-name="a1443">
              <text:list-item>
                <text:list text:style-name="a1443">
                  <text:list-item>
                    <text:p text:style-name="a1442" text:class-names="" text:cond-style-name=""><text:span text:style-name="a1439" text:class-names="">Wait for another process to<text:s text:c="1"/></text:span><text:span text:style-name="a1440" text:class-names="">terminate</text:span><text:span text:style-name="a1441" text:class-names=""/></text:p>
                  </text:list-item>
                </text:list>
              </text:list-item>
            </text:list>
            <text:list text:style-name="a1447">
              <text:list-item>
                <text:p text:style-name="a1446" text:class-names="" text:cond-style-name=""><text:span text:style-name="a1444" text:class-names="">To be implemented in Lab 7</text:span><text:span text:style-name="a1445" text:class-names=""/></text:p>
              </text:list-item>
            </text:list>
          </draw:text-box>
          <svg:title/>
          <svg:desc/>
        </draw:frame>
      </draw:page>
      <draw:page draw:name="Slide104" draw:style-name="a1450" draw:master-page-name="Master1-Layout5-cust-Title-Slide-Colour-and-Image" presentation:presentation-page-layout-name="Master1-PPL5" draw:id="Slide-359">
        <draw:frame draw:id="id135" presentation:style-name="a1454" draw:name="Title 6" svg:x="0.40551in" svg:y="1.74803in" svg:width="5.75197in" svg:height="1.20472in" presentation:class="title" presentation:placeholder="false">
          <draw:text-box>
            <text:p text:style-name="a1453" text:class-names="" text:cond-style-name=""><text:span text:style-name="a1451" text:class-names="">Thank you</text:span><text:span text:style-name="a145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1.jpeg" xlink:show="embed" xlink:actuate="onLoad"/>
    <draw:fill-image draw:name="a63" xlink:href="media/image2.jpeg" xlink:show="embed" xlink:actuate="onLoad"/>
    <draw:fill-image draw:name="a182" xlink:href="media/image3.jpeg" xlink:show="embed" xlink:actuate="onLoad"/>
    <draw:fill-image draw:name="a1411" xlink:href="media/image1.jpeg" xlink:show="embed" xlink:actuate="onLoad"/>
    <draw:fill-image draw:name="a960" xlink:href="media/image1.jpeg" xlink:show="embed" xlink:actuate="onLoad"/>
    <draw:fill-image draw:name="a1006" xlink:href="media/image1.jpeg" xlink:show="embed" xlink:actuate="onLoad"/>
    <draw:fill-image draw:name="a292" xlink:href="media/image3.jpeg" xlink:show="embed" xlink:actuate="onLoad"/>
    <draw:fill-image draw:name="a928" xlink:href="media/image1.jpeg" xlink:show="embed" xlink:actuate="onLoad"/>
    <draw:fill-image draw:name="a1088" xlink:href="media/image1.jpeg" xlink:show="embed" xlink:actuate="onLoad"/>
    <draw:fill-image draw:name="a1032" xlink:href="media/image1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4.jpeg" xlink:show="embed" xlink:actuate="onLoad"/>
    <draw:fill-image draw:name="a1338" xlink:href="media/image1.jpeg" xlink:show="embed" xlink:actuate="onLoad"/>
    <draw:fill-image draw:name="a1213" xlink:href="media/image1.jpeg" xlink:show="embed" xlink:actuate="onLoad"/>
    <draw:fill-image draw:name="a288" xlink:href="media/image5.jpeg" xlink:show="embed" xlink:actuate="onLoad"/>
    <draw:fill-image draw:name="a1379" xlink:href="media/image1.jpeg" xlink:show="embed" xlink:actuate="onLoad"/>
    <draw:fill-image draw:name="a871" xlink:href="media/image5.jpeg" xlink:show="embed" xlink:actuate="onLoad"/>
    <draw:fill-image draw:name="a1449" xlink:href="media/image5.jpeg" xlink:show="embed" xlink:actuate="onLoad"/>
    <draw:fill-image draw:name="a233" xlink:href="media/image4.jpeg" xlink:show="embed" xlink:actuate="onLoad"/>
    <draw:fill-image draw:name="a466" xlink:href="media/image1.jpeg" xlink:show="embed" xlink:actuate="onLoad"/>
    <draw:fill-image draw:name="a398" xlink:href="media/image1.jpeg" xlink:show="embed" xlink:actuate="onLoad"/>
    <draw:fill-image draw:name="a906" xlink:href="media/image1.jpeg" xlink:show="embed" xlink:actuate="onLoad"/>
    <draw:fill-image draw:name="a768" xlink:href="media/image1.jpeg" xlink:show="embed" xlink:actuate="onLoad"/>
    <draw:fill-image draw:name="a1063" xlink:href="media/image1.jpeg" xlink:show="embed" xlink:actuate="onLoad"/>
    <draw:fill-image draw:name="a343" xlink:href="media/image5.jpeg" xlink:show="embed" xlink:actuate="onLoad"/>
    <draw:fill-image draw:name="a1259" xlink:href="media/image1.jpeg" xlink:show="embed" xlink:actuate="onLoad"/>
    <draw:fill-image draw:name="a876" xlink:href="media/image1.jpeg" xlink:show="embed" xlink:actuate="onLoad"/>
    <draw:fill-image draw:name="a1297" xlink:href="media/image1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draw:fill-image draw:name="a1174" xlink:href="media/image1.jpeg" xlink:show="embed" xlink:actuate="onLoad"/>
    <draw:marker draw:name="a1130" svg:viewBox="0 0 20 30" svg:d="m10 0-10 30h20z"/>
    <draw:marker draw:name="a1154" svg:viewBox="0 0 20 30" svg:d="m10 0-10 30h20z"/>
    <draw:marker draw:name="a1168" svg:viewBox="0 0 20 30" svg:d="m10 0-10 30h20z"/>
    <draw:marker draw:name="a1124" svg:viewBox="0 0 20 30" svg:d="m10 0-10 30h20z"/>
    <draw:marker draw:name="a1136" svg:viewBox="0 0 20 30" svg:d="m10 0-10 30h20z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9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9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09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09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09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09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9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09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09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09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09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09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09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09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09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09T09:40:49Z</dc:date>
    <meta:template xlink:href="password1" xlink:type="simple"/>
    <meta:editing-cycles>25</meta:editing-cycles>
    <meta:editing-duration>PT39425S</meta:editing-duration>
    <meta:document-statistic meta:paragraph-count="141" meta:word-count="731"/>
  </office:meta>
</office:document-meta>
</file>